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0a557"/>
    </style:style>
    <style:style style:name="P2" style:family="paragraph" style:parent-style-name="Text_20_body">
      <style:text-properties officeooo:rsid="0010a557" officeooo:paragraph-rsid="00117886"/>
    </style:style>
    <style:style style:name="P3" style:family="paragraph" style:parent-style-name="Text_20_body">
      <style:text-properties officeooo:rsid="00117886" officeooo:paragraph-rsid="00117886"/>
    </style:style>
    <style:style style:name="P4" style:family="paragraph" style:parent-style-name="Title">
      <style:text-properties officeooo:rsid="0010a557"/>
    </style:style>
    <style:style style:name="T1" style:family="text">
      <style:text-properties officeooo:rsid="00117886"/>
    </style:style>
    <style:style style:name="T2" style:family="text">
      <style:text-properties officeooo:rsid="001231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iikkoraportti 2</text:p>
      <text:p text:style-name="P1"/>
      <text:p text:style-name="P2">Tämä viikko on ollut vähän hitaampi. <text:span text:style-name="T1">Olen tehnyt enimmäkseen testejä.</text:span></text:p>
      <text:p text:style-name="P2"/>
      <text:p text:style-name="P3">Isoin asia jota olen tehnyt on MazeGeneratorin testit. <text:span text:style-name="T2">genertorGeneratesAPerfectMaze() testi ensiksi generoi labyrintin ja sitten käy generoitua labyrinttiä läpi leveyssuuntaisella läpikäynnillä. Jokaisen käydyn lattia tilen koordinaatti laitetaan settiin (Vec2 muodossa). Jos setti sisältää valmiiksi</text:span></text:p>
      <text:p text:style-name="P2"/>
      <text:p text:style-name="P2"><text:span text:style-name="T1">Olen lisännyt coberturan projectii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19:37:58.377000000</meta:creation-date>
    <dc:date>2015-05-31T21:01:31.025000000</dc:date>
    <meta:editing-duration>PT8M1S</meta:editing-duration>
    <meta:editing-cycles>2</meta:editing-cycles>
    <meta:generator>LibreOffice/4.3.7.2$Windows_x86 LibreOffice_project/8a35821d8636a03b8bf4e15b48f59794652c68ba</meta:generator>
    <meta:document-statistic meta:table-count="0" meta:image-count="0" meta:object-count="0" meta:page-count="1" meta:paragraph-count="4" meta:word-count="50" meta:character-count="422" meta:non-whitespace-character-count="376"/>
  </office:meta>
</office:document-meta>
</file>